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P1" style:family="paragraph">
      <style:paragraph-properties fo:line-height="150%"/>
    </style:style>
    <style:style style:name="P2" style:family="paragraph">
      <loext:graphic-properties draw:fill="none" draw:fill-color="#ffffff"/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ffff"/>
      <style:paragraph-properties fo:text-align="center"/>
      <style:text-properties fo:font-size="11pt" style:font-size-asian="12pt" style:font-size-complex="1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99ff66"/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239cm" svg:height="1.317cm" svg:x="6.715cm" svg:y="1.385cm">
          <draw:text-box>
            <text:p text:style-name="P1">Horari Paulino Posada</text:p>
          </draw:text-box>
        </draw:frame>
        <draw:custom-shape draw:style-name="gr2" draw:text-style-name="P4" draw:layer="layout" svg:width="2.5cm" svg:height="1.5cm" svg:x="1.193cm" svg:y="4.428cm">
          <text:p text:style-name="P3"><text:span text:style-name="T1">08:00</text:span></text:p>
          <text:p text:style-name="P3"><text:span text:style-name="T1"/></text:p>
          <text:p text:style-name="P3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5cm" svg:x="1.193cm" svg:y="6.128cm">
          <text:p text:style-name="P3"><text:span text:style-name="T1">08:55</text:span></text:p>
          <text:p text:style-name="P3"><text:span text:style-name="T1"/></text:p>
          <text:p text:style-name="P3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5cm" svg:x="1.193cm" svg:y="7.828cm">
          <text:p text:style-name="P3"><text:span text:style-name="T1">09:50</text:span></text:p>
          <text:p text:style-name="P3"><text:span text:style-name="T1"/></text:p>
          <text:p text:style-name="P3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5cm" svg:x="1.193cm" svg:y="9.528cm">
          <text:p text:style-name="P3"><text:span text:style-name="T1"/></text:p>
          <text:p text:style-name="P3"><text:span text:style-name="T1"/></text:p>
          <text:p text:style-name="P3"><text:span text:style-name="T1">11: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5cm" svg:x="1.193cm" svg:y="11.228cm">
          <text:p text:style-name="P3"><text:span text:style-name="T1">12:10</text:span></text:p>
          <text:p text:style-name="P3"><text:span text:style-name="T1"/></text:p>
          <text:p text:style-name="P3"><text:span text:style-name="T1">12:1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5cm" svg:x="1.193cm" svg:y="12.928cm">
          <text:p text:style-name="P3"><text:span text:style-name="T1">13:05</text:span></text:p>
          <text:p text:style-name="P3"><text:span text:style-name="T1"/></text:p>
          <text:p text:style-name="P3"><text:span text:style-name="T1">13:0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1.5cm" svg:x="6.623cm" svg:y="2.923cm">
          <text:p text:style-name="P3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1.5cm" svg:x="9.291cm" svg:y="2.925cm">
          <text:p text:style-name="P3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1.5cm" svg:x="12.022cm" svg:y="2.922cm">
          <text:p text:style-name="P3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cm" svg:height="1.5cm" svg:x="3.926cm" svg:y="2.926cm">
          <text:p text:style-name="P3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1.5cm" svg:x="3.925cm" svg:y="2.925cm">
          <text:p text:style-name="P3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cm" svg:height="1.5cm" svg:x="14.722cm" svg:y="2.922cm">
          <text:p text:style-name="P3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5cm" svg:x="1.194cm" svg:y="14.628cm">
          <text:p text:style-name="P3"><text:span text:style-name="T1">14:00</text:span></text:p>
          <text:p text:style-name="P3"><text:span text:style-name="T1"/></text:p>
          <text:p text:style-name="P3"><text:span text:style-name="T1">14:0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5cm" svg:x="1.194cm" svg:y="16.328cm">
          <text:p text:style-name="P3"><text:span text:style-name="T1">14:55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5cm" svg:x="3.924cm" svg:y="6.125cm">
          <text:p text:style-name="P3"><text:span text:style-name="T2">SUP 22A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cm" svg:height="1.5cm" svg:x="3.924cm" svg:y="10.425cm">
          <text:p text:style-name="P3"><text:span text:style-name="T2">22C</text:span></text:p>
          <text:p text:style-name="P3"><text:span text:style-name="T2">A7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cm" svg:height="1.5cm" svg:x="6.588cm" svg:y="7.823cm">
          <text:p text:style-name="P7"><text:span text:style-name="T2">COOR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3.925cm" svg:y="4.426cm">
          <text:p text:style-name="P3"><text:span text:style-name="T2">SUP 22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3.926cm" svg:y="7.827cm">
          <text:p text:style-name="P3"><text:span text:style-name="T2">33B</text:span></text:p>
          <text:p text:style-name="P3"><text:span text:style-name="T2">A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6.628cm" svg:y="6.1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6.627cm" svg:y="6.128cm">
          <text:p text:style-name="P3"><text:span text:style-name="T2">33B</text:span></text:p>
          <text:p text:style-name="P3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6.6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6.628cm" svg:y="4.429cm">
          <text:p text:style-name="P3"><text:span text:style-name="T2">33B</text:span></text:p>
          <text:p text:style-name="P3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cm" svg:height="1.5cm" svg:x="6.588cm" svg:y="10.423cm">
          <text:p text:style-name="P7"><text:span text:style-name="T2">COORD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cm" svg:height="1.5cm" svg:x="6.588cm" svg:y="12.123cm">
          <text:p text:style-name="P7"><text:span text:style-name="T2">GUAR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6.624cm" svg:y="13.8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6.625cm" svg:y="13.826cm">
          <text:p text:style-name="P3"><text:span text:style-name="T2">22C</text:span></text:p>
          <text:p text:style-name="P3"><text:span text:style-name="T2">A7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9.327cm" svg:y="7.828cm">
          <text:p text:style-name="P3"><text:span text:style-name="T2">22C</text:span></text:p>
          <text:p text:style-name="P3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9.328cm" svg:y="6.129cm">
          <text:p text:style-name="P3"><text:span text:style-name="T2">22C</text:span></text:p>
          <text:p text:style-name="P3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9.328cm" svg:y="12.1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9.327cm" svg:y="12.128cm">
          <text:p text:style-name="P3"><text:span text:style-name="T2">33B</text:span></text:p>
          <text:p text:style-name="P3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9.328cm" svg:y="10.429cm">
          <text:p text:style-name="P3"><text:span text:style-name="T2">33B</text:span></text:p>
          <text:p text:style-name="P3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cm" svg:height="1.5cm" svg:x="9.288cm" svg:y="13.823cm">
          <text:p text:style-name="P7"><text:span text:style-name="T2">COORD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cm" svg:height="1.5cm" svg:x="9.288cm" svg:y="15.523cm">
          <text:p text:style-name="P7"><text:span text:style-name="T2">REU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2.028cm" svg:y="6.1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12.027cm" svg:y="6.128cm">
          <text:p text:style-name="P3"><text:span text:style-name="T2">22C</text:span></text:p>
          <text:p text:style-name="P3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2.0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12.028cm" svg:y="4.429cm">
          <text:p text:style-name="P3"><text:span text:style-name="T2">22C</text:span></text:p>
          <text:p text:style-name="P3"><text:span text:style-name="T2">Ta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12.027cm" svg:y="7.828cm">
          <text:p text:style-name="P3"><text:span text:style-name="T2">33B</text:span></text:p>
          <text:p text:style-name="P3"><text:span text:style-name="T2">A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12.024cm" svg:y="12.125cm">
          <text:p text:style-name="P3"><text:span text:style-name="T2">SUP 22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2.026cm" svg:y="10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12.025cm" svg:y="10.426cm">
          <text:p text:style-name="P3"><text:span text:style-name="T2">SUP 22A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cm" svg:height="1.5cm" svg:x="11.988cm" svg:y="13.823cm">
          <text:p text:style-name="P7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cm" svg:height="1.5cm" svg:x="11.988cm" svg:y="15.523cm">
          <text:p text:style-name="P7"><text:span text:style-name="T2">REU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4.7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14.728cm" svg:y="6.129cm">
          <text:p text:style-name="P3"><text:span text:style-name="T2">33B</text:span></text:p>
          <text:p text:style-name="P3"><text:span text:style-name="T2">A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14.726cm" svg:y="7.827cm">
          <text:p text:style-name="P3"><text:span text:style-name="T2">SUP 22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4.728cm" svg:y="10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14.727cm" svg:y="10.428cm">
          <text:p text:style-name="P3"><text:span text:style-name="T2">SUP 22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4.724cm" svg:y="12.1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14.725cm" svg:y="12.126cm">
          <text:p text:style-name="P3"><text:span text:style-name="T2">22C</text:span></text:p>
          <text:p text:style-name="P3"><text:span text:style-name="T2">A7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4.725cm" svg:y="13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cm" svg:height="1.5cm" svg:x="14.726cm" svg:y="13.827cm">
          <text:p text:style-name="P3"><text:span text:style-name="T2">22C</text:span></text:p>
          <text:p text:style-name="P3"><text:span text:style-name="T2">A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2-09-21T22:50:42.622318685</dc:date>
    <meta:editing-duration>PT1H11M12S</meta:editing-duration>
    <meta:editing-cycles>28</meta:editing-cycles>
    <meta:generator>LibreOffice/6.1.5.2$Linux_X86_64 LibreOffice_project/10$Build-2</meta:generator>
    <meta:document-statistic meta:object-count="66"/>
  </office:meta>
</office:document-meta>
</file>